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AN^0 + BN^1 + CN^2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A=</text:p>
          </table:table-cell>
          <table:table-cell table:style-name="ce1" office:value-type="float" office:value="450980" calcext:value-type="float">
            <text:p>4509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B=</text:p>
          </table:table-cell>
          <table:table-cell table:style-name="ce1" office:value-type="float" office:value="-268.501" calcext:value-type="float">
            <text:p>-268.5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C=</text:p>
          </table:table-cell>
          <table:table-cell table:style-name="ce1" office:value-type="float" office:value="3.01486" calcext:value-type="float">
            <text:p>3.01486</text:p>
          </table:table-cell>
          <table:table-cell/>
          <table:table-cell table:style-name="ce2" office:value-type="string" calcext:value-type="string">
            <text:p>&lt;- NOTE:THIS IS THE ONLY SIGNIFICANT VALUE IN TERMS OF </text:p>
          </table:table-cell>
          <table:table-cell table:number-columns-repeated="1018"/>
        </table:table-row>
        <table:table-row table:style-name="ro2">
          <table:table-cell table:style-name="ce1" table:number-columns-repeated="5"/>
          <table:table-cell table:style-name="ce2" office:value-type="string" calcext:value-type="string">
            <text:p>N^2 ANALYSIS</text:p>
          </table:table-cell>
          <table:table-cell table:style-name="ce2" office:value-type="string" calcext:value-type="string">
            <text:p>(THE OTHERS ARE IMPACTED HEAVILY BY NOISE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lculated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Op</text:p>
            <draw:frame table:end-cell-address="Sheet1.J23" table:end-x="49.97pt" table:end-y="3.71pt" draw:z-index="0" draw:name="Chart 1" draw:style-name="gr1" draw:text-style-name="P1" svg:width="376.47pt" svg:height="240.72pt" svg:x="74.24pt" svg:y="15pt">
              <draw:object draw:notify-on-update-of-ranges="Sheet1.C8:Sheet1.C12 Sheet1.E7:Sheet1.E7 Sheet1.E8:Sheet1.E12 Sheet1.A7:Sheet1.A7 Sheet1.A8:Sheet1.A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1" table:formula="of:=[.D3]+[.D4]*[.C8]+[.D5]*[.D8]" office:value-type="float" office:value="3197339" calcext:value-type="float">
            <text:p>31973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C8]*[.C8]" office:value-type="float" office:value="1000000" calcext:value-type="float">
            <text:p>1000000</text:p>
          </table:table-cell>
          <table:table-cell table:style-name="ce1" office:value-type="float" office:value="3000000" calcext:value-type="float">
            <text:p>3000000</text:p>
          </table:table-cell>
          <table:table-cell table:number-columns-repeated="1019"/>
        </table:table-row>
        <table:table-row table:style-name="ro2">
          <table:table-cell table:style-name="ce1" table:formula="of:=[.D3]+[.D4]*[.C9]+[.D5]*[.D9]" office:value-type="float" office:value="11973418" calcext:value-type="float">
            <text:p>119734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[.C9]*[.C9]" office:value-type="float" office:value="4000000" calcext:value-type="float">
            <text:p>4000000</text:p>
          </table:table-cell>
          <table:table-cell table:style-name="ce1" office:value-type="float" office:value="12000000" calcext:value-type="float">
            <text:p>12000000</text:p>
          </table:table-cell>
          <table:table-cell table:number-columns-repeated="1019"/>
        </table:table-row>
        <table:table-row table:style-name="ro2">
          <table:table-cell table:style-name="ce1" table:formula="of:=450980+[.C10]*[.D4]+[.D5]*[.D10]" office:value-type="float" office:value="47614736" calcext:value-type="float">
            <text:p>476147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table:formula="of:=[.C10]*[.C10]" office:value-type="float" office:value="16000000" calcext:value-type="float">
            <text:p>16000000</text:p>
          </table:table-cell>
          <table:table-cell table:style-name="ce1" office:value-type="float" office:value="48000000" calcext:value-type="float">
            <text:p>48000000</text:p>
          </table:table-cell>
          <table:table-cell table:number-columns-repeated="1019"/>
        </table:table-row>
        <table:table-row table:style-name="ro2">
          <table:table-cell table:style-name="ce1" table:formula="of:=[.D3]+[.D4]*[.C11]+[.D5]*[.D11]" office:value-type="float" office:value="191254012" calcext:value-type="float">
            <text:p>191254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table:formula="of:=[.C11]*[.C11]" office:value-type="float" office:value="64000000" calcext:value-type="float">
            <text:p>64000000</text:p>
          </table:table-cell>
          <table:table-cell table:style-name="ce1" office:value-type="float" office:value="191000000" calcext:value-type="float">
            <text:p>191000000</text:p>
          </table:table-cell>
          <table:table-cell table:number-columns-repeated="1019"/>
        </table:table-row>
        <table:table-row table:style-name="ro2">
          <table:table-cell table:style-name="ce1" table:formula="of:=[.D3]+[.D4]*[.C12]+[.D5]*[.D12]" office:value-type="float" office:value="767959124" calcext:value-type="float">
            <text:p>767959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table:formula="of:=[.C12]*[.C12]" office:value-type="float" office:value="256000000" calcext:value-type="float">
            <text:p>256000000</text:p>
          </table:table-cell>
          <table:table-cell table:style-name="ce1" office:value-type="float" office:value="768000000" calcext:value-type="float">
            <text:p>768000000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AN^0 + BN^1 + CN^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A=</text:p>
          </table:table-cell>
          <table:table-cell table:style-name="ce1" office:value-type="float" office:value="2.81495" calcext:value-type="float">
            <text:p>2.8149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B=</text:p>
          </table:table-cell>
          <table:table-cell table:style-name="ce3" office:value-type="float" office:value="-0.00000307428" calcext:value-type="float">
            <text:p>-3.07E-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C=</text:p>
          </table:table-cell>
          <table:table-cell table:style-name="ce4" office:value-type="float" office:value="0.000000000030972" calcext:value-type="float">
            <text:p>3.10E-11</text:p>
          </table:table-cell>
          <table:table-cell/>
          <table:table-cell table:style-name="ce2" office:value-type="string" calcext:value-type="string">
            <text:p>&lt;- NOTE:THIS IS THE ONLY SIGNIFICANT VALUE IN TERMS OF 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 office:value-type="string" calcext:value-type="string">
            <text:p>N^2 ANALYSIS</text:p>
          </table:table-cell>
          <table:table-cell table:style-name="ce2" office:value-type="string" calcext:value-type="string">
            <text:p>(THE OTHERS ARE IMPACTED HEAVILY BY NOISE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lculated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Time</text:p>
            <draw:frame table:end-cell-address="Sheet1.J44" table:end-x="49.97pt" table:end-y="11.99pt" draw:z-index="1" draw:name="Chart 2" draw:style-name="gr1" draw:text-style-name="P1" svg:width="376.47pt" svg:height="233.97pt" svg:x="74.24pt" svg:y="14.26pt">
              <draw:object draw:notify-on-update-of-ranges="Sheet1.C30:Sheet1.C34 Sheet1.E29:Sheet1.E29 Sheet1.E30:Sheet1.E34 Sheet1.A29:Sheet1.A29 Sheet1.A30:Sheet1.A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" office:value-type="float" office:value="2.77" calcext:value-type="float">
            <text:p>2.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30]^2" office:value-type="float" office:value="400000000" calcext:value-type="float">
            <text:p>400000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.74" calcext:value-type="float">
            <text:p>2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table:formula="of:=[.C31]^2" office:value-type="float" office:value="1600000000" calcext:value-type="float">
            <text:p>160000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float" office:value="20.2" calcext:value-type="float">
            <text:p>2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table:formula="of:=[.C32]^2" office:value-type="float" office:value="640000000000" calcext:value-type="float">
            <text:p>64000000000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table:style-name="ce2" office:value-type="float" office:value="77.2" calcext:value-type="float">
            <text:p>77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000" calcext:value-type="float">
            <text:p>1600000</text:p>
          </table:table-cell>
          <table:table-cell table:style-name="ce1" table:formula="of:=[.C33]^2" office:value-type="float" office:value="2560000000000" calcext:value-type="float">
            <text:p>25600000000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00000" calcext:value-type="float">
            <text:p>3200000</text:p>
          </table:table-cell>
          <table:table-cell table:style-name="ce1" table:formula="of:=[.C34]^2" office:value-type="float" office:value="10240000000000" calcext:value-type="float">
            <text:p>10240000000000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282cm" svg:height="8.493cm" xlink:href=".." xlink:type="simple" chart:class="chart:line" chart:style-name="ch1">
        <chart:legend chart:legend-position="end" svg:x="10.324cm" svg:y="3.698cm" style:legend-expansion="high" chart:style-name="ch2"/>
        <chart:plot-area chart:style-name="ch3" table:cell-range-address="Sheet1.C8:Sheet1.C12 Sheet1.E7:Sheet1.E12 Sheet1.A7:Sheet1.A12" chart:data-source-has-labels="both" svg:x="0.265cm" svg:y="0.169cm" svg:width="9.794cm" svg:height="7.125cm">
          <chartooo:coordinate-region svg:x="2.033cm" svg:y="0.368cm" svg:width="7.561cm" svg:height="6.429cm"/>
          <chart:axis chart:dimension="x" chart:name="primary-x" chart:style-name="ch4" chartooo:axis-type="text">
            <chart:title svg:x="4.807cm" svg:y="7.464cm" chart:style-name="ch5">
              <text:p>N^1</text:p>
            </chart:title>
            <chart:categories table:cell-range-address="Sheet1.C8:Sheet1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12" chart:label-cell-address="Sheet1.E7:Sheet1.E7" chart:class="chart:line">
            <chart:data-point chart:repeated="5"/>
          </chart:series>
          <chart:series chart:style-name="ch9" chart:values-cell-range-address="Sheet1.A8:Sheet1.A12" chart:label-cell-address="Sheet1.A7:Sheet1.A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</text:p>
                <draw:g>
                  <svg:desc>Sheet1.E7:Sheet1.E7</svg:desc>
                </draw:g>
              </table:table-cell>
              <table:table-cell office:value-type="string">
                <text:p>Calculated</text:p>
                <draw:g>
                  <svg:desc>Sheet1.A7:Sheet1.A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8:Sheet1.C12</svg:desc>
                </draw:g>
              </table:table-cell>
              <table:table-cell office:value-type="float" office:value="3000000">
                <text:p>3000000</text:p>
                <draw:g>
                  <svg:desc>Sheet1.E8:Sheet1.E12</svg:desc>
                </draw:g>
              </table:table-cell>
              <table:table-cell office:value-type="float" office:value="3197339">
                <text:p>3197339</text:p>
                <draw:g>
                  <svg:desc>Sheet1.A8:Sheet1.A1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000000">
                <text:p>12000000</text:p>
              </table:table-cell>
              <table:table-cell office:value-type="float" office:value="11973418">
                <text:p>119734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8000000">
                <text:p>48000000</text:p>
              </table:table-cell>
              <table:table-cell office:value-type="float" office:value="47614736">
                <text:p>476147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1000000">
                <text:p>191000000</text:p>
              </table:table-cell>
              <table:table-cell office:value-type="float" office:value="191254012">
                <text:p>1912540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68000000">
                <text:p>768000000</text:p>
              </table:table-cell>
              <table:table-cell office:value-type="float" office:value="767959124">
                <text:p>767959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82cm" svg:height="8.255cm" xlink:href=".." xlink:type="simple" chart:class="chart:line" chart:style-name="ch1">
        <chart:legend chart:legend-position="end" svg:x="10.324cm" svg:y="3.579cm" style:legend-expansion="high" chart:style-name="ch2"/>
        <chart:plot-area chart:style-name="ch3" table:cell-range-address="Sheet1.C30:Sheet1.C34 Sheet1.E29:Sheet1.E34 Sheet1.A29:Sheet1.A34" chart:data-source-has-labels="both" svg:x="1.325cm" svg:y="0.165cm" svg:width="8.734cm" svg:height="6.895cm">
          <chartooo:coordinate-region svg:x="1.982cm" svg:y="0.364cm" svg:width="7.427cm" svg:height="6.199cm"/>
          <chart:axis chart:dimension="x" chart:name="primary-x" chart:style-name="ch4" chartooo:axis-type="text">
            <chart:title svg:x="5.337cm" svg:y="7.226cm" chart:style-name="ch5">
              <text:p>N^1</text:p>
            </chart:title>
            <chart:categories table:cell-range-address="Sheet1.C30:Sheet1.C34"/>
          </chart:axis>
          <chart:axis chart:dimension="y" chart:name="primary-y" chart:style-name="ch6">
            <chart:title svg:x="0.451cm" svg:y="4.06cm" chart:style-name="ch7">
              <text:p>Time</text:p>
            </chart:title>
            <chart:grid chart:style-name="ch8" chart:class="major"/>
          </chart:axis>
          <chart:series chart:style-name="ch9" chart:values-cell-range-address="Sheet1.E30:Sheet1.E34" chart:label-cell-address="Sheet1.E29:Sheet1.E29" chart:class="chart:line">
            <chart:data-point chart:repeated="5"/>
          </chart:series>
          <chart:series chart:style-name="ch10" chart:values-cell-range-address="Sheet1.A30:Sheet1.A34" chart:label-cell-address="Sheet1.A29:Sheet1.A2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9:Sheet1.E29</svg:desc>
                </draw:g>
              </table:table-cell>
              <table:table-cell office:value-type="string">
                <text:p>Calculated</text:p>
                <draw:g>
                  <svg:desc>Sheet1.A29:Sheet1.A29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C30:Sheet1.C34</svg:desc>
                </draw:g>
              </table:table-cell>
              <table:table-cell office:value-type="float" office:value="1">
                <text:p>1</text:p>
                <draw:g>
                  <svg:desc>Sheet1.E30:Sheet1.E34</svg:desc>
                </draw:g>
              </table:table-cell>
              <table:table-cell office:value-type="float" office:value="2.77">
                <text:p>2.77</text:p>
                <draw:g>
                  <svg:desc>Sheet1.A30:Sheet1.A34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9">
                <text:p>1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">
                <text:p>7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